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rsid="0003fc3f" officeooo:paragraph-rsid="0003fc3f"/>
    </style:style>
    <style:style style:name="P3" style:family="paragraph" style:parent-style-name="Text_20_body">
      <style:text-properties fo:font-size="15pt" fo:font-weight="bold" officeooo:rsid="000448c9" officeooo:paragraph-rsid="000448c9" style:font-size-asian="15pt" style:font-weight-asian="bold" style:font-size-complex="15pt" style:font-weight-complex="bold"/>
    </style:style>
    <style:style style:name="P4" style:family="paragraph" style:parent-style-name="Text_20_body" style:list-style-name="L1">
      <style:paragraph-properties fo:margin-top="0cm" fo:margin-bottom="0cm" loext:contextual-spacing="false"/>
    </style:style>
    <style:style style:name="P5" style:family="paragraph" style:parent-style-name="Heading_20_3">
      <style:text-properties officeooo:paragraph-rsid="0003fc3f"/>
    </style:style>
    <style:style style:name="P6" style:family="paragraph" style:parent-style-name="Heading_20_3">
      <style:text-properties officeooo:rsid="0003fc3f" officeooo:paragraph-rsid="0003fc3f"/>
    </style:style>
    <style:style style:name="T1" style:family="text">
      <style:text-properties fo:font-weight="bold"/>
    </style:style>
    <style:style style:name="T2" style:family="text">
      <style:text-properties officeooo:rsid="0003fc3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Binary classification</text:h>
      <text:p text:style-name="P2"/>
      <text:p text:style-name="P2">The sinking of the RMS Titanic is one of the most infamous shipwrecks in history.  On April 15, 1912, during her maiden voyage, the Titanic sank after colliding with an iceberg, killing 1502 out of 2224 passengers and crew. This sensational tragedy shocked the international community and led to better safety regulations for ships.</text:p>
      <text:p text:style-name="Text_20_body">One of the reasons that the shipwreck led to such loss of life was that there were not enough lifeboats for the passengers and crew. Although there was some element of luck involved in surviving the sinking, some groups of people were more likely to survive than others, such as women, children, and the upper-class.</text:p>
      <text:p text:style-name="Text_20_body">In this challenge, we ask you to complete the analysis of what sorts of people were likely to survive. In particular, we ask you to apply the tools of machine learning to predict which passengers survived the tragedy.</text:p>
      <text:p text:style-name="Text_20_body"/>
      <text:h text:style-name="Heading_20_3" text:outline-level="3">Goal</text:h>
      <text:p text:style-name="Text_20_body">It is your job to predict if a passenger survived the sinking of the Titanic or not. <text:line-break/>For each PassengerId in the test set, you must predict a 0 or 1 value for the Survived variable.</text:p>
      <text:h text:style-name="Heading_20_3" text:outline-level="3">Metric</text:h>
      <text:p text:style-name="Text_20_body">Your score is the percentage of passengers you correctly predict. This is known simply as <text:a xlink:type="simple" xlink:href="https://en.wikipedia.org/wiki/Accuracy_and_precision#In_binary_classification" office:target-frame-name="_blank" xlink:show="new" text:style-name="Internet_20_link" text:visited-style-name="Visited_20_Internet_20_Link">"accuracy”</text:a>.</text:p>
      <text:p text:style-name="Text_20_body"/>
      <text:p text:style-name="P3">Data:</text:p>
      <text:h text:style-name="P5" text:outline-level="3">Overview </text:h>
      <text:p text:style-name="Text_20_body">The data has been split into two groups:</text:p>
      <text:list xml:id="list2059790571057156817" text:style-name="L1">
        <text:list-item>
          <text:p text:style-name="P4">training set (train.csv) </text:p>
        </text:list-item>
        <text:list-item>
          <text:p text:style-name="P1">test set (test.csv) </text:p>
        </text:list-item>
      </text:list>
      <text:p text:style-name="Text_20_body"><text:span text:style-name="T1">The training set </text:span>should be used to build your machine learning models. For the training set, we provide the outcome (also known as the “ground truth”) for each passenger. Your model will be based on “features” like passengers’ gender and class. You can also use feature engineering to create new features.</text:p>
      <text:p text:style-name="Text_20_body"><text:span text:style-name="T1">The test set </text:span>should be used to see how well your model performs on unseen data. For the test set, we do not provide the ground truth for each passenger. It is your job to predict these outcomes. For each passenger in the test set, use the model you trained to predict whether or not they survived the sinking of the Titanic.</text:p>
      <text:h text:style-name="Heading_20_3" text:outline-level="3"><text:soft-page-break/>Data Dictionary</text:h>
      <text:p text:style-name="Text_20_body"><text:span text:style-name="T1">VariableDefinitionKey</text:span> survival Survival 0 = No, 1 = Yes pclass Ticket class 1 = 1st, 2 = 2nd, 3 = 3rd sex Sex Age Age in years sibsp # of siblings / spouses aboard the Titanic parch # of parents / children aboard the Titanic ticket Ticket number fare Passenger fare cabin Cabin number embarked Port of Embarkation C = Cherbourg, Q = Queenstown, S = Southampton </text:p>
      <text:h text:style-name="Heading_20_3" text:outline-level="3">Variable Notes</text:h>
      <text:p text:style-name="Text_20_body"><text:span text:style-name="T1">pclass</text:span>: A proxy for socio-economic status (SES)<text:line-break/>1st = Upper<text:line-break/>2nd = Middle<text:line-break/>3rd = Lower<text:line-break/><text:line-break/><text:span text:style-name="T1">age</text:span>: Age is fractional if less than 1. If the age is estimated, is it in the form of xx.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6:59:13.810908438</meta:creation-date>
    <dc:date>2018-06-04T17:04:42.694189815</dc:date>
    <meta:editing-duration>PT5M32S</meta:editing-duration>
    <meta:editing-cycles>2</meta:editing-cycles>
    <meta:generator>LibreOffice/5.1.6.2$Linux_X86_64 LibreOffice_project/10m0$Build-2</meta:generator>
    <meta:document-statistic meta:table-count="0" meta:image-count="0" meta:object-count="0" meta:page-count="2" meta:paragraph-count="19" meta:word-count="441" meta:character-count="2474" meta:non-whitespace-character-count="2047"/>
  </office:meta>
</office:document-meta>
</file>